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13f6" officeooo:paragraph-rsid="001c13f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558d" officeooo:paragraph-rsid="001e558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13f6" officeooo:paragraph-rsid="0034d73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3088f" officeooo:paragraph-rsid="0034d73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558d" officeooo:paragraph-rsid="001e558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558d" officeooo:paragraph-rsid="0034d73b" style:font-weight-asian="normal" style:font-weight-complex="normal"/>
    </style:style>
    <style:style style:name="T1" style:family="text">
      <style:text-properties officeooo:rsid="001dedb0"/>
    </style:style>
    <style:style style:name="T2" style:family="text">
      <style:text-properties officeooo:rsid="001e558d"/>
    </style:style>
    <style:style style:name="T3" style:family="text">
      <style:text-properties officeooo:rsid="001e9114"/>
    </style:style>
    <style:style style:name="T4" style:family="text">
      <style:text-properties officeooo:rsid="0032fafa"/>
    </style:style>
    <style:style style:name="T5" style:family="text">
      <style:text-properties officeooo:rsid="0034d73b"/>
    </style:style>
    <style:style style:name="T6" style:family="text">
      <style:text-properties style:text-position="super 58%" officeooo:rsid="0034d73b"/>
    </style:style>
    <style:style style:name="T7" style:family="text">
      <style:text-properties style:text-position="super 58%" style:text-underline-style="none" officeooo:rsid="0034d73b"/>
    </style:style>
    <style:style style:name="T8" style:family="text">
      <style:text-properties style:text-position="super 58%" officeooo:rsid="0038943a"/>
    </style:style>
    <style:style style:name="T9" style:family="text">
      <style:text-properties style:text-position="super 58%" officeooo:rsid="00427c9d"/>
    </style:style>
    <style:style style:name="T10" style:family="text">
      <style:text-properties style:text-position="super 58%" officeooo:rsid="0045ee77"/>
    </style:style>
    <style:style style:name="T11" style:family="text">
      <style:text-properties style:text-position="super 58%" officeooo:rsid="0048c6ff"/>
    </style:style>
    <style:style style:name="T12" style:family="text">
      <style:text-properties style:text-position="0% 100%"/>
    </style:style>
    <style:style style:name="T13" style:family="text">
      <style:text-properties style:text-underline-style="solid" style:text-underline-width="auto" style:text-underline-color="font-color" officeooo:rsid="0034d73b"/>
    </style:style>
    <style:style style:name="T14" style:family="text">
      <style:text-properties style:text-underline-style="solid" style:text-underline-width="auto" style:text-underline-color="font-color" officeooo:rsid="001dedb0"/>
    </style:style>
    <style:style style:name="T15" style:family="text">
      <style:text-properties style:text-underline-style="none" officeooo:rsid="0034d73b"/>
    </style:style>
    <style:style style:name="T16" style:family="text">
      <style:text-properties officeooo:rsid="0038943a"/>
    </style:style>
    <style:style style:name="T17" style:family="text">
      <style:text-properties officeooo:rsid="003a82d6"/>
    </style:style>
    <style:style style:name="T18" style:family="text">
      <style:text-properties officeooo:rsid="003be76e"/>
    </style:style>
    <style:style style:name="T19" style:family="text">
      <style:text-properties officeooo:rsid="003dd91e"/>
    </style:style>
    <style:style style:name="T20" style:family="text">
      <style:text-properties officeooo:rsid="003f256a"/>
    </style:style>
    <style:style style:name="T21" style:family="text">
      <style:text-properties officeooo:rsid="00427c9d"/>
    </style:style>
    <style:style style:name="T22" style:family="text">
      <style:text-properties officeooo:rsid="0042ae54"/>
    </style:style>
    <style:style style:name="T23" style:family="text">
      <style:text-properties officeooo:rsid="00440030"/>
    </style:style>
    <style:style style:name="T24" style:family="text">
      <style:text-properties officeooo:rsid="0045ee77"/>
    </style:style>
    <style:style style:name="T25" style:family="text">
      <style:text-properties officeooo:rsid="0048c6ff"/>
    </style:style>
    <style:style style:name="T26" style:family="text">
      <style:text-properties officeooo:rsid="004a5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«<text:span text:style-name="T4">Il faut que l</text:span><text:span text:style-name="T5">e</text:span><text:span text:style-name="T4"> poète</text:span>»</text:p>
      <text:p text:style-name="P1"/>
      <text:p text:style-name="P3"><text:tab/><text:span text:style-name="T5">Le poème dont je vais vous faire l’explication s’intitule «Il faut que le poète, épris d’ombre et d’azur». C’est le 28</text:span><text:span text:style-name="T6">e</text:span><text:span text:style-name="T5"> du 1</text:span><text:span text:style-name="T6">er</text:span><text:span text:style-name="T5"> livre des </text:span><text:span text:style-name="T13">Contemplations</text:span><text:span text:style-name="T15">, œuvre écrite par Victor Hugo durant le 19</text:span><text:span text:style-name="T7">e</text:span><text:span text:style-name="T15"> siècle.</text:span></text:p>
      <text:p text:style-name="P3"><text:span text:style-name="T15"/></text:p>
      <text:p text:style-name="P6">Je vais procéder à la lecture du poème.</text:p>
      <text:p text:style-name="P4"><text:span text:style-name="T15">TODO : Coller le texte ici.</text:span></text:p>
      <text:p text:style-name="P3"><text:span text:style-name="T15"/></text:p>
      <text:p text:style-name="P3"><text:span text:style-name="T15"><text:tab/></text:span><text:span text:style-name="T1">Victor Hugo écrit les </text:span><text:span text:style-name="T14">Contemplations</text:span><text:span text:style-name="T1">, alors qu’il est en exil, suite au coup d’état de Napoléon. </text:span><text:span text:style-name="T5">Il apprend également la mort de sa fille Léopoldine, noyée accidentellement dans la Seine, le 4 septembre 1843. </text:span><text:span text:style-name="T1">Cette œuvre est </text:span><text:span text:style-name="T5">donc un hommage à cette dernière composée de 2 parties : Autrefois et Aujourd’hui, séparées par le décès de Léopoldine. S</text:span><text:span text:style-name="T1">ix livres </text:span><text:span text:style-name="T5">constituent l’œuvre : le 1</text:span><text:span text:style-name="T6">er</text:span><text:span text:style-name="T5"> comportant 29 poèmes, <text:s/>s’intitule «Aurore» et déploie les thèmes du printemps, de l’enfance, de la jeunesse, de ses premiers amours</text:span><text:span text:style-name="T1">. </text:span><text:span text:style-name="T2">Il évoque aussi le début de la carrière du poète. Le poème dont je vais vous faire l’explication linéaire aujourd’hui y figure. </text:span><text:span text:style-name="T16">Dans ce poème, Victor Hugo enseigne aux autres poètes, par la description de leur rôles, la méthode à suivre dans le but d’éclairer les esprits. En effet, nous allons voir comment le poète, à travers le registre didactique, instruit l’art de marquer ses lecteurs. Nous verrons premièrement l’explication du rôle de guide du poète dans le premier mouvement. Ensuite, nous comprendrons dans le 2</text:span><text:span text:style-name="T8">e</text:span><text:span text:style-name="T16"> mouvement qu’il faut créer la surprise. Finalement, le 3</text:span><text:span text:style-name="T8">e</text:span><text:span text:style-name="T16"> mouvement viendra conclure son propos à l’aide d’une comparaison avec la nature.</text:span></text:p>
      <text:p text:style-name="P3"/>
      <text:p text:style-name="P2"/>
      <text:p text:style-name="P2"><text:tab/><text:span text:style-name="T17">Tout d’abord</text:span><text:span text:style-name="T3">, </text:span><text:span text:style-name="T17">l’auteur décrit le rôle du poète, sa mission à accomplir. Cela est souligné par la répétition de l’expression «Il faut que». </text:span><text:span text:style-name="T18">L’utilisation de l’impératif inscrit d’emblée ce poème dans le registre didactique. </text:span><text:span text:style-name="T19">Pour lui, à travers les mots, il doit déchiffrer la signification de la vie en «éclairant» ceux qui doutent. L’accumulation «Les femmes, les songeurs, les sages, </text:span><text:span text:style-name="T20">les amants» montre le peuple dont il est le meneur, soulignée par l’expression «marche devant tous».</text:span></text:p>
      <text:p text:style-name="P2"><text:tab/><text:span text:style-name="T21">Ensuite, dans le 2</text:span><text:span text:style-name="T9">e</text:span><text:span text:style-name="T21"> mouvement, l’auteur marque le contraste entre la douceur et la force soudaine, créant la surprise. La succession des verbes traduisant le calme et la sérénité («</text:span><text:span text:style-name="T22">où tout berce, ébloui, calme, caresse, enivre») marquent l’ambiance douce que l’auteur veut créer pour mieux surprendre le lecteur par une idée contrastée et soudaine. </text:span><text:span text:style-name="T23">Cette effet de soudaineté est exprimé par l’expression «</text:span><text:span text:style-name="T24">t</text:span><text:span text:style-name="T23">out à coup» </text:span><text:span text:style-name="T24">et la personnification du vers poétique en félin : «un vers fauve […] rugissant». Cet effet de surprise créé est souligné par un point d’exclamation mettant fin au 2</text:span><text:span text:style-name="T10">e</text:span><text:span text:style-name="T24"> mouvement.</text:span></text:p>
      <text:p text:style-name="P2"><text:tab/><text:span text:style-name="T25">Dans le 3</text:span><text:span text:style-name="T11">e</text:span><text:span text:style-name="T25"> mouvement, Victor Hugo conclut en comparant la poésie avec une nature calme et agréable (vertes, fraîches, profondes) et la pensée rude et contrastée qui surgit («où soudain l’on rencontre un lion»).</text:span></text:p>
      <text:p text:style-name="P2"/>
      <text:p text:style-name="P2"/>
      <text:p text:style-name="P2"><text:tab/><text:span text:style-name="T26">Dans ce poème, nous avons vu que le poète nous montre sa volonté de déchiffrer la vie auprès de ses lecteurs et d’éclairer leurs esprits en les marquant à l’aide d’une idée contrastée mais aussi d’enseigner aux autres poètes la manière de le fai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1:16:02.405138133</meta:creation-date>
    <meta:generator>LibreOffice/7.0.4.2$Linux_X86_64 LibreOffice_project/00$Build-2</meta:generator>
    <dc:date>2022-03-10T17:35:54.018492543</dc:date>
    <meta:editing-duration>PT1H14M30S</meta:editing-duration>
    <meta:editing-cycles>25</meta:editing-cycles>
    <meta:document-statistic meta:table-count="0" meta:image-count="0" meta:object-count="0" meta:page-count="1" meta:paragraph-count="9" meta:word-count="494" meta:character-count="3014" meta:non-whitespace-character-count="2522"/>
  </office:meta>
</office:document-meta>
</file>